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abecera" style:family="table">
      <style:table-properties style:width="18.101cm" table:align="margins"/>
    </style:style>
    <style:style style:name="Cabecera.A" style:family="table-column">
      <style:table-column-properties style:column-width="1.693cm" style:rel-column-width="960*"/>
    </style:style>
    <style:style style:name="Cabecera.B" style:family="table-column">
      <style:table-column-properties style:column-width="0.529cm" style:rel-column-width="300*"/>
    </style:style>
    <style:style style:name="Cabecera.C" style:family="table-column">
      <style:table-column-properties style:column-width="0.053cm" style:rel-column-width="30*"/>
    </style:style>
    <style:style style:name="Cabecera.D" style:family="table-column">
      <style:table-column-properties style:column-width="7.726cm" style:rel-column-width="4380*"/>
    </style:style>
    <style:style style:name="Cabecera.E" style:family="table-column">
      <style:table-column-properties style:column-width="1.905cm" style:rel-column-width="1080*"/>
    </style:style>
    <style:style style:name="Cabecera.F" style:family="table-column">
      <style:table-column-properties style:column-width="1.746cm" style:rel-column-width="990*"/>
    </style:style>
    <style:style style:name="Cabecera.G" style:family="table-column">
      <style:table-column-properties style:column-width="4.449cm" style:rel-column-width="2522*"/>
    </style:style>
    <style:style style:name="Cabecer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abecera.G1" style:family="table-cell">
      <style:table-cell-properties fo:padding="0.097cm" fo:border="0.002cm solid #000000"/>
    </style:style>
    <style:style style:name="Cabecera.A2" style:family="table-cell">
      <style:table-cell-properties fo:padding="0.097cm" fo:border-left="0.002cm solid #000000" fo:border-right="none" fo:border-top="none" fo:border-bottom="0.002cm solid #000000"/>
    </style:style>
    <style:style style:name="Cabecera.F2" style:family="table-cell">
      <style:table-cell-properties fo:padding="0.097cm" fo:border-left="0.002cm solid #000000" fo:border-right="0.002cm solid #000000" fo:border-top="none" fo:border-bottom="0.002cm solid #000000"/>
    </style:style>
    <style:style style:name="Detalle" style:family="table">
      <style:table-properties style:width="18.101cm" table:align="margins"/>
    </style:style>
    <style:style style:name="Detalle.A" style:family="table-column">
      <style:table-column-properties style:column-width="1.199cm" style:rel-column-width="680*"/>
    </style:style>
    <style:style style:name="Detalle.B" style:family="table-column">
      <style:table-column-properties style:column-width="10.4cm" style:rel-column-width="5896*"/>
    </style:style>
    <style:style style:name="Detalle.C" style:family="table-column">
      <style:table-column-properties style:column-width="2.401cm" style:rel-column-width="1361*"/>
    </style:style>
    <style:style style:name="Detalle.D" style:family="table-column">
      <style:table-column-properties style:column-width="4.101cm" style:rel-column-width="2325*"/>
    </style:style>
    <style:style style:name="Detalle.1" style:family="table-row">
      <style:table-row-properties style:min-row-height="0.741cm"/>
    </style:style>
    <style:style style:name="Detal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etalle.D1" style:family="table-cell">
      <style:table-cell-properties fo:padding="0.097cm" fo:border="0.002cm solid #000000"/>
    </style:style>
    <style:style style:name="Detalle.A2" style:family="table-cell">
      <style:table-cell-properties fo:padding="0.097cm" fo:border-left="0.002cm solid #000000" fo:border-right="0.002cm solid #000000" fo:border-top="none" fo:border-bottom="0.002cm solid #000000"/>
    </style:style>
    <style:style style:name="Detalle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weight="bold" officeooo:paragraph-rsid="001609c5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Arial" fo:font-size="12pt" officeooo:paragraph-rsid="00239b1d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font-name="Arial" fo:font-size="12pt" fo:font-weight="bold" officeooo:paragraph-rsid="00239b1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2pt" officeooo:paragraph-rsid="00239b1d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2pt" officeooo:paragraph-rsid="002dd860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Arial" fo:font-size="12pt" officeooo:paragraph-rsid="00239b1d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Arial"/>
    </style:style>
    <style:style style:name="P8" style:family="paragraph" style:parent-style-name="Table_20_Contents">
      <style:paragraph-properties fo:text-align="start" style:justify-single-word="false"/>
      <style:text-properties style:font-name="Arial" officeooo:paragraph-rsid="001b8fa7"/>
    </style:style>
    <style:style style:name="P9" style:family="paragraph" style:parent-style-name="Table_20_Contents">
      <style:paragraph-properties fo:text-align="start" style:justify-single-word="false"/>
      <style:text-properties style:font-name="Arial" officeooo:paragraph-rsid="001d0017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officeooo:paragraph-rsid="001b8fa7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Ari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officeooo:paragraph-rsid="001b8fa7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fo:font-weight="bold" officeooo:paragraph-rsid="001fd1b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 officeooo:paragraph-rsid="002be615"/>
    </style:style>
    <style:style style:name="T1" style:family="text">
      <style:text-properties officeooo:rsid="001609c5"/>
    </style:style>
    <style:style style:name="T2" style:family="text">
      <style:text-properties officeooo:rsid="001b8fa7"/>
    </style:style>
    <style:style style:name="T3" style:family="text">
      <style:text-properties officeooo:rsid="001d0017"/>
    </style:style>
    <style:style style:name="T4" style:family="text">
      <style:text-properties officeooo:rsid="001fd1bc"/>
    </style:style>
    <style:style style:name="T5" style:family="text">
      <style:text-properties officeooo:rsid="002be6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era" table:style-name="Cabecera">
        <table:table-column table:style-name="Cabecera.A"/>
        <table:table-column table:style-name="Cabecera.B"/>
        <table:table-column table:style-name="Cabecera.C"/>
        <table:table-column table:style-name="Cabecera.D"/>
        <table:table-column table:style-name="Cabecera.E"/>
        <table:table-column table:style-name="Cabecera.F"/>
        <table:table-column table:style-name="Cabecera.G"/>
        <table:table-row>
          <table:table-cell table:style-name="Cabecera.A1" table:number-columns-spanned="2" office:value-type="string">
            <text:p text:style-name="P8"><text:span text:style-name="T2">Señor(es):</text:span></text:p>
          </table:table-cell>
          <table:covered-table-cell/>
          <table:table-cell table:style-name="Cabecera.A1" table:number-columns-spanned="2" office:value-type="string">
            <text:p text:style-name="P2"><text:text-input text:description="&lt;o.partner_id.name&gt;">Nombre de Cliente</text:text-input></text:p>
          </table:table-cell>
          <table:covered-table-cell/>
          <table:table-cell table:style-name="Cabecera.A1" table:number-columns-spanned="2" office:value-type="string">
            <text:p text:style-name="P12"><text:span text:style-name="T2">Fecha de Emisión</text:span></text:p>
          </table:table-cell>
          <table:covered-table-cell/>
          <table:table-cell table:style-name="Cabecera.G1" office:value-type="string">
            <text:p text:style-name="P6"><text:text-input text:description="&lt;o.date_invoice&gt;">Fecha Factura</text:text-input></text:p>
          </table:table-cell>
        </table:table-row>
        <table:table-row>
          <table:table-cell table:style-name="Cabecera.A2" office:value-type="string">
            <text:p text:style-name="P8"><text:span text:style-name="T2">R.U.C.:</text:span></text:p>
          </table:table-cell>
          <table:table-cell table:style-name="Cabecera.A2" table:number-columns-spanned="3" office:value-type="string">
            <text:p text:style-name="P2"><text:text-input text:description="&lt;o.partner_id.ref&gt;">CED/RUC</text:text-input></text:p>
          </table:table-cell>
          <table:covered-table-cell/>
          <table:covered-table-cell/>
          <table:table-cell table:style-name="Cabecera.A2" office:value-type="string">
            <text:p text:style-name="P9"><text:span text:style-name="T3">Factura:</text:span></text:p>
          </table:table-cell>
          <table:table-cell table:style-name="Cabecera.F2" table:number-columns-spanned="2" office:value-type="string">
            <text:p text:style-name="P7"><text:text-input text:description="&lt;o.invoice_rectification_id.number&gt;">Factura</text:text-input></text:p>
          </table:table-cell>
          <table:covered-table-cell/>
        </table:table-row>
        <table:table-row>
          <table:table-cell table:style-name="Cabecera.A2" table:number-columns-spanned="3" office:value-type="string">
            <text:p text:style-name="P10"><text:span text:style-name="T2">Por lo Siguiente:</text:span></text:p>
          </table:table-cell>
          <table:covered-table-cell/>
          <table:covered-table-cell/>
          <table:table-cell table:style-name="Cabecera.F2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</table:table>
      <table:table table:name="Detalle" table:style-name="Detalle">
        <table:table-column table:style-name="Detalle.A"/>
        <table:table-column table:style-name="Detalle.B"/>
        <table:table-column table:style-name="Detalle.C"/>
        <table:table-column table:style-name="Detalle.D"/>
        <table:table-row table:style-name="Detalle.1">
          <table:table-cell table:style-name="Detalle.A1" office:value-type="string">
            <text:p text:style-name="P13"><text:span text:style-name="T4">CAN</text:span></text:p>
          </table:table-cell>
          <table:table-cell table:style-name="Detalle.A1" office:value-type="string">
            <text:p text:style-name="P13"><text:span text:style-name="T4">DESCRIPCION</text:span></text:p>
          </table:table-cell>
          <table:table-cell table:style-name="Detalle.A1" office:value-type="string">
            <text:p text:style-name="P13"><text:span text:style-name="T4">P.UNITARI</text:span></text:p>
          </table:table-cell>
          <table:table-cell table:style-name="Detalle.D1" office:value-type="string">
            <text:p text:style-name="P13"><text:span text:style-name="T4">VALOR TOTAL</text:span></text:p>
          </table:table-cell>
        </table:table-row>
        <table:table-row>
          <table:table-cell table:style-name="Detalle.A2" table:number-columns-spanned="4" office:value-type="string">
            <text:p text:style-name="P3"><text:text-input text:description="&lt;for each=&quot;lines in o.invoice_line&quot;&gt;">For lines in invoice_line</text:text-input></text:p>
          </table:table-cell>
          <table:covered-table-cell/>
          <table:covered-table-cell/>
          <table:covered-table-cell/>
        </table:table-row>
        <table:table-row>
          <table:table-cell table:style-name="Detalle.A3" office:value-type="string">
            <text:p text:style-name="P4"><text:text-input text:description="&lt;lines.quantity&gt;">Cant</text:text-input></text:p>
          </table:table-cell>
          <table:table-cell table:style-name="Detalle.A3" office:value-type="string">
            <text:p text:style-name="P4"><text:text-input text:description="&lt;lines.product_id.name&gt;">Nombre del Producto</text:text-input></text:p>
          </table:table-cell>
          <table:table-cell table:style-name="Detalle.A3" office:value-type="string">
            <text:p text:style-name="P4"><text:text-input text:description="&lt;lines.price_unit&gt;">P Unit</text:text-input></text:p>
          </table:table-cell>
          <table:table-cell table:style-name="Detalle.A2" office:value-type="string">
            <text:p text:style-name="P4"><text:text-input text:description="&lt;lines.price_subtotal&gt;">Subtotal</text:text-input></text:p>
          </table:table-cell>
        </table:table-row>
        <table:table-row>
          <table:table-cell table:style-name="Detalle.A2" table:number-columns-spanned="4" office:value-type="string">
            <text:p text:style-name="P6"><text:text-input text:description="&lt;/for&gt;">End For</text:text-input></text:p>
          </table:table-cell>
          <table:covered-table-cell/>
          <table:covered-table-cell/>
          <table:covered-table-cell/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51cm" style:type="center"/>
          <style:tab-stop style:position="18.1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ie" style:family="table">
      <style:table-properties style:width="18.101cm" table:align="margins"/>
    </style:style>
    <style:style style:name="Pie.A" style:family="table-column">
      <style:table-column-properties style:column-width="14.023cm" style:rel-column-width="7950*"/>
    </style:style>
    <style:style style:name="Pie.B" style:family="table-column">
      <style:table-column-properties style:column-width="4.078cm" style:rel-column-width="2312*"/>
    </style:style>
    <style:style style:name="Pi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ie.B1" style:family="table-cell">
      <style:table-cell-properties fo:padding="0.097cm" fo:border="0.002cm solid #000000"/>
    </style:style>
    <style:style style:name="Pie.A2" style:family="table-cell">
      <style:table-cell-properties fo:padding="0.097cm" fo:border-left="0.002cm solid #000000" fo:border-right="none" fo:border-top="none" fo:border-bottom="0.002cm solid #000000"/>
    </style:style>
    <style:style style:name="Pi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paragraph-properties fo:text-align="end" style:justify-single-word="false"/>
      <style:text-properties style:font-name="Arial" officeooo:paragraph-rsid="002be615"/>
    </style:style>
    <style:style style:name="MP2" style:family="paragraph" style:parent-style-name="Table_20_Contents">
      <style:paragraph-properties fo:text-align="center" style:justify-single-word="false"/>
      <style:text-properties style:use-window-font-color="true" style:font-name="Arial" fo:font-size="12pt" officeooo:paragraph-rsid="002dd860" style:font-size-asian="12pt" style:font-size-complex="12pt"/>
    </style:style>
    <style:style style:name="MP3" style:family="paragraph" style:parent-style-name="Table_20_Contents">
      <style:paragraph-properties fo:text-align="center" style:justify-single-word="false"/>
      <style:text-properties style:font-name="Arial"/>
    </style:style>
    <style:style style:name="MT1" style:family="text">
      <style:text-properties officeooo:rsid="002be615"/>
    </style:style>
    <style:page-layout style:name="Mpm1">
      <style:page-layout-properties fo:page-width="21.9cm" fo:page-height="15.799cm" style:num-format="1" style:print-orientation="portrait" fo:margin-top="4.3cm" fo:margin-bottom="1.6cm" fo:margin-left="1.9cm" fo:margin-right="1.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able:table table:name="Pie" table:style-name="Pie">
          <table:table-column table:style-name="Pie.A"/>
          <table:table-column table:style-name="Pie.B"/>
          <table:table-row>
            <table:table-cell table:style-name="Pie.A1" office:value-type="string">
              <text:p text:style-name="MP1"><text:span text:style-name="MT1">SUB-TOTAL</text:span></text:p>
            </table:table-cell>
            <table:table-cell table:style-name="Pie.B1" office:value-type="string">
              <text:p text:style-name="MP2"><text:text-input text:description="&lt;o.amount_untaxed&gt;">TSI</text:text-input></text:p>
            </table:table-cell>
          </table:table-row>
          <table:table-row>
            <table:table-cell table:style-name="Pie.A2" office:value-type="string">
              <text:p text:style-name="MP1"><text:span text:style-name="MT1">I.V.A. 0 %</text:span></text:p>
            </table:table-cell>
            <table:table-cell table:style-name="Pie.B2" office:value-type="string">
              <text:p text:style-name="MP3"/>
            </table:table-cell>
          </table:table-row>
          <table:table-row>
            <table:table-cell table:style-name="Pie.A2" office:value-type="string">
              <text:p text:style-name="MP1"><text:span text:style-name="MT1">I.V.A. 12%</text:span></text:p>
            </table:table-cell>
            <table:table-cell table:style-name="Pie.B2" office:value-type="string">
              <text:p text:style-name="MP2"><text:text-input text:description="&lt;o.amount_tax&gt;">Impuestos</text:text-input></text:p>
            </table:table-cell>
          </table:table-row>
          <table:table-row>
            <table:table-cell table:style-name="Pie.A2" office:value-type="string">
              <text:p text:style-name="MP1"><text:span text:style-name="MT1">VALOR TOTAL $</text:span></text:p>
            </table:table-cell>
            <table:table-cell table:style-name="Pie.B2" office:value-type="string">
              <text:p text:style-name="MP2"><text:text-input text:description="&lt;o.amount_total&gt;">Total</text:text-inpu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r Ormaza</meta:initial-creator>
    <meta:creation-date>2011-12-13T07:51:56</meta:creation-date>
    <dc:date>2012-01-27T23:15:25</dc:date>
    <dc:creator>Christopher Ormaza</dc:creator>
    <meta:editing-duration>PT00H16M40S</meta:editing-duration>
    <meta:editing-cycles>22</meta:editing-cycles>
    <meta:generator>OpenOffice.org/3.2$Linux OpenOffice.org_project/320m19$Build-9505</meta:generator>
    <meta:document-statistic meta:table-count="3" meta:image-count="0" meta:object-count="0" meta:page-count="1" meta:paragraph-count="26" meta:word-count="46" meta:character-count="277"/>
  </office:meta>
</office:document-meta>
</file>